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2" svg:font-family="Arial" style:font-adornments="Predeterminado" style:font-family-generic="swiss"/>
    <style:font-face style:name="Courier New1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ohit Hindi" svg:font-family="'Lohit Hindi'" style:font-pitch="variable"/>
    <style:font-face style:name="Osaka" svg:font-family="Osak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fo:language="es" fo:country="AR" officeooo:rsid="0011a2fd" officeooo:paragraph-rsid="0011a2fd" style:font-size-asian="10pt" style:font-size-complex="10pt"/>
    </style:style>
    <style:style style:name="P2" style:family="paragraph" style:parent-style-name="Standard">
      <style:text-properties style:font-name="Verdana" fo:font-size="10pt" fo:language="es" fo:country="AR" officeooo:paragraph-rsid="0007c5c5" style:font-size-asian="10pt" style:font-size-complex="10pt"/>
    </style:style>
    <style:style style:name="P3" style:family="paragraph" style:parent-style-name="Standard">
      <style:text-properties style:font-name="Verdana" fo:font-size="10pt" fo:language="es" fo:country="AR" officeooo:rsid="0007c5c5" officeooo:paragraph-rsid="0007c5c5" style:font-size-asian="10pt" style:font-size-complex="10pt"/>
    </style:style>
    <style:style style:name="P4" style:family="paragraph" style:parent-style-name="Standard">
      <style:text-properties style:font-name="Verdana" fo:language="es" fo:country="AR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10pt" fo:language="es" fo:country="AR" style:font-size-asian="10pt" style:font-size-complex="10pt"/>
    </style:style>
    <style:style style:name="P6" style:family="paragraph" style:parent-style-name="Footer">
      <style:text-properties fo:language="es" fo:country="AR"/>
    </style:style>
    <style:style style:name="P7" style:family="paragraph" style:parent-style-name="Header">
      <style:text-properties fo:language="es" fo:country="AR"/>
    </style:style>
    <style:style style:name="P8" style:family="paragraph" style:parent-style-name="Text_20_body">
      <style:text-properties fo:language="es" fo:country="AR" officeooo:rsid="0011a2fd" officeooo:paragraph-rsid="0011a2fd"/>
    </style:style>
    <style:style style:name="P9" style:family="paragraph" style:parent-style-name="Text_20_body">
      <style:text-properties fo:language="es" fo:country="AR" officeooo:rsid="0011fba2" officeooo:paragraph-rsid="0011fba2"/>
    </style:style>
    <style:style style:name="P10" style:family="paragraph" style:parent-style-name="Text_20_body">
      <style:text-properties fo:language="es" fo:country="AR" officeooo:rsid="00125efc" officeooo:paragraph-rsid="00125efc"/>
    </style:style>
    <style:style style:name="P11" style:family="paragraph" style:parent-style-name="Text_20_body">
      <style:text-properties officeooo:rsid="0011fba2" officeooo:paragraph-rsid="00125efc"/>
    </style:style>
    <style:style style:name="P12" style:family="paragraph" style:parent-style-name="Text_20_body">
      <style:text-properties fo:language="es" fo:country="AR" officeooo:rsid="00125efc" officeooo:paragraph-rsid="00125efc"/>
    </style:style>
    <style:style style:name="P13" style:family="paragraph" style:parent-style-name="Heading_20_1">
      <style:text-properties fo:language="es" fo:country="AR" officeooo:rsid="0007c5c5" officeooo:paragraph-rsid="0007c5c5"/>
    </style:style>
    <style:style style:name="P14" style:family="paragraph" style:parent-style-name="Heading_20_2">
      <style:text-properties fo:language="es" fo:country="AR" officeooo:rsid="000ec8a5" officeooo:paragraph-rsid="000ec8a5"/>
    </style:style>
    <style:style style:name="P15" style:family="paragraph" style:parent-style-name="Heading_20_2">
      <style:text-properties fo:language="es" fo:country="AR" officeooo:rsid="000cf288"/>
    </style:style>
    <style:style style:name="P16" style:family="paragraph" style:parent-style-name="Heading_20_2">
      <style:text-properties fo:language="es" fo:country="AR" officeooo:rsid="0011fba2" officeooo:paragraph-rsid="00125efc"/>
    </style:style>
    <style:style style:name="P17" style:family="paragraph" style:parent-style-name="Heading_20_2">
      <style:text-properties officeooo:rsid="0011fba2" officeooo:paragraph-rsid="0011fba2"/>
    </style:style>
    <style:style style:name="T1" style:family="text">
      <style:text-properties officeooo:rsid="0011fba2"/>
    </style:style>
    <style:style style:name="T2" style:family="text">
      <style:text-properties fo:language="es" fo:country="AR"/>
    </style:style>
    <style:style style:name="T3" style:family="text">
      <style:text-properties fo:language="es" fo:country="AR" officeooo:rsid="00125efc"/>
    </style:style>
    <style:style style:name="T4" style:family="text">
      <style:text-properties officeooo:rsid="00125efc"/>
    </style:style>
    <style:style style:name="T5" style:family="text">
      <style:text-properties officeooo:rsid="0014b66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1fba2" style:font-style-asian="italic" style:font-style-complex="italic"/>
    </style:style>
    <style:style style:name="T8" style:family="text">
      <style:text-properties officeooo:rsid="00166b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Enunciado</text:h>
      <text:h text:style-name="P14" text:outline-level="2">Precondición</text:h>
      <text:p text:style-name="P8">Ver <text:span text:style-name="T1">el manual de usuario (</text:span><text:span text:style-name="T6">screen</text:span><text:span text:style-name="T7">cast</text:span><text:span text:style-name="T1">) que explica el funcionamiento de los Laboratorios en la Batalla Espacial.</text:span></text:p>
      <text:h text:style-name="P15" text:outline-level="2">Contexto</text:h>
      <text:p text:style-name="P9">Para una Partida de la Batalla Espacial el Tablero contiene un conjunto de Contenedores. Estos Contenedores almacenan <text:span text:style-name="T4">S</text:span>ustancias que los Pilotos pueden recolectar en sus Naves. No todo<text:span text:style-name="T4">s</text:span> los Contene<text:span text:style-name="T5">dores</text:span> son iguales. Cada Contenedor posee un nivel de carga diferente, que varía aleatoriamente <text:span text:style-name="T4">al iniciar</text:span> una Partida.</text:p>
      <text:p text:style-name="P10">Cuando una Civilización necesita recolectar Sustancias debe priorizar aquellos Contenedores que tienen mayor nivel de carga.</text:p>
      <text:h text:style-name="P16" text:outline-level="2">Consigna</text:h>
      <text:p text:style-name="P11"><text:span text:style-name="T2">Implementar por los menos 3 algoritmos de ordenamiento diferentes para ordenar los Contenedores dentro del Tablero de una Partida de la Batalla Espacial </text:span><text:span text:style-name="T3">por nivel de carga descendente</text:span><text:span text:style-name="T2">.</text:span></text:p>
      <text:p text:style-name="P10">Utilizar el Laboratorio de ordenamiento inclu<text:span text:style-name="T8">i</text:span>do en la Batalla Espacial para ejecutar las soluciones desarrolladas, variando la cantidad de Contenedores considerados.</text:p>
      <text:p text:style-name="P10">Analizar las métricas obtenidas y establecer conclusiones.</text:p>
      <text:p text:style-name="P10">Comparar las mediciones obtenidas con las medidas teóricas de cada algoritmo.</text:p>
      <text:h text:style-name="P15" text:outline-level="2">Objetivo</text:h>
      <text:p text:style-name="P9">Aprender a implementar múltiples algoritmos de ordenamiento.</text:p>
      <text:p text:style-name="P9">Realizar la medición experimental de la eficiencia temporal de los algoritmos.</text:p>
      <text:p text:style-name="P9">Construir métricas comparativas de la eficiencia temporal de los algoritmos.</text:p>
      <text:h text:style-name="P1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2" svg:font-family="Arial" style:font-adornments="Predeterminado" style:font-family-generic="swiss"/>
    <style:font-face style:name="Courier New1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ohit Hindi" svg:font-family="'Lohit Hindi'" style:font-pitch="variable"/>
    <style:font-face style:name="Osaka" svg:font-family="Osak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Lucida Sans Unicode1" style:font-size-asian="12pt" style:language-asian="es" style:country-asian="AR" style:font-name-complex="Tahoma" style:font-size-complex="12pt" style:language-complex="es" style:country-complex="A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Lucida Sans Unicode1" style:font-size-asian="12pt" style:language-asian="es" style:country-asian="AR" style:font-name-complex="Tahoma" style:font-size-complex="12pt" style:language-complex="es" style:country-complex="A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style:contextual-spacing="false" fo:line-height="150%" fo:text-align="justify" style:justify-single-word="false" fo:text-indent="1.499cm" style:auto-text-indent="false" style:page-number="auto" fo:background-color="transparent" style:shadow="none">
        <style:tab-stops/>
        <style:background-image/>
      </style:paragraph-properties>
      <style:text-properties style:font-name="Arial1" fo:font-family="Arial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Predeterminado" style:font-family-generic="swiss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ódigo" style:family="paragraph" style:parent-style-name="Standard">
      <style:paragraph-properties fo:margin-left="2cm" fo:margin-right="0cm" fo:text-indent="0cm" style:auto-text-indent="false"/>
      <style:text-properties style:font-name="DejaVu Sans Mono" fo:font-family="'DejaVu Sans Mono'" style:font-style-name="Book" style:font-family-generic="modern" style:font-pitch="fixed" fo:font-size="8pt" style:font-size-asian="12pt" style:font-name-complex="Courier New1" style:font-family-complex="'Courier New'" style:font-family-generic-complex="modern" style:font-pitch-complex="fixed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 fo:background-color="transparent">
        <style:background-image/>
      </style:paragraph-properties>
      <style:text-properties fo:font-size="10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Predeterminado" style:font-family-generic="swiss" fo:font-size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style:contextual-spacing="false"/>
    </style:style>
    <style:style style:name="Encabezado2" style:family="paragraph" style:parent-style-name="Standard">
      <style:paragraph-properties fo:margin-top="0.42cm" fo:margin-bottom="0.21cm" style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.194cm" fo:margin-bottom="0cm" style:contextual-spacing="false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.176cm" fo:margin-bottom="0cm" style:contextual-spacing="false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.141cm" fo:margin-bottom="0cm" style:contextual-spacing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75f55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margin-top="0.245cm" fo:margin-bottom="0cm" style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style:contextual-spacing="false" style:line-height-at-least="3.018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75f55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fo:margin-left="0cm" fo:margin-right="0cm" fo:margin-top="0cm" fo:margin-bottom="0cm" style:contextual-spacing="false" style:line-height-at-least="3.018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.194cm" fo:margin-bottom="0cm" style:contextual-spacing="false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Esquema_20_3" style:display-name="Esquema 3" style:family="paragraph" style:parent-style-name="Esquema_20_2">
      <style:paragraph-properties fo:margin-top="0.176cm" fo:margin-bottom="0cm" style:contextual-spacing="false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Esquema_20_4" style:display-name="Esquema 4" style:family="paragraph" style:parent-style-name="Esquema_20_3">
      <style:paragraph-properties fo:margin-top="0.141cm" fo:margin-bottom="0cm" style:contextual-spacing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Título1_7e_LT_7e_Gliederung_20_1" style:display-name="Título1~LT~Gliederung 1" style:family="paragraph">
      <style:paragraph-properties fo:margin-left="0cm" fo:margin-right="0cm" fo:margin-top="0.282cm" fo:margin-bottom="0cm" style:contextual-spacing="false" style:line-height-at-least="4.138cm" fo:text-align="start" style:justify-single-word="false" fo:text-indent="0cm" style:auto-text-indent="false" style:text-autospace="none" style:writing-mode="lr-tb">
        <style:tab-stops>
          <style:tab-stop style:position="0.083cm"/>
          <style:tab-stop style:position="1.332cm"/>
          <style:tab-stop style:position="2.579cm"/>
          <style:tab-stop style:position="3.828cm"/>
          <style:tab-stop style:position="5.075cm"/>
          <style:tab-stop style:position="6.324cm"/>
          <style:tab-stop style:position="7.571cm"/>
          <style:tab-stop style:position="8.819cm"/>
          <style:tab-stop style:position="10.067cm"/>
          <style:tab-stop style:position="11.315cm"/>
          <style:tab-stop style:position="12.562cm"/>
          <style:tab-stop style:position="13.811cm"/>
          <style:tab-stop style:position="15.058cm"/>
          <style:tab-stop style:position="16.307cm"/>
          <style:tab-stop style:position="17.554cm"/>
          <style:tab-stop style:position="18.803cm"/>
          <style:tab-stop style:position="20.05cm"/>
          <style:tab-stop style:position="21.297cm"/>
          <style:tab-stop style:position="22.546cm"/>
          <style:tab-stop style:position="23.795cm"/>
        </style:tab-stops>
      </style:paragraph-properties>
      <style:text-properties fo:color="#ffffff" style:text-outline="false" style:text-line-through-style="none" style:text-line-through-type="none" style:font-name="Osaka" fo:font-family="Osaka" style:font-pitch="variable" fo:font-size="32pt" fo:font-style="normal" fo:text-shadow="none" style:text-underline-style="none" fo:font-weight="normal" style:letter-kerning="true" style:font-name-asian="Osaka" style:font-family-asian="Osaka" style:font-pitch-asian="variable" style:font-size-asian="32pt" style:font-style-asian="normal" style:font-weight-asian="normal" style:font-name-complex="Osaka" style:font-family-complex="Osaka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top="0.245cm" fo:margin-bottom="0cm" style:contextual-spacing="false" style:line-height-at-least="3.593cm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8pt" style:font-size-asian="28pt" style:font-size-complex="28pt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 style:contextual-spacing="false" style:line-height-at-least="3.071cm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style:contextual-spacing="false" style:line-height-at-least="2.551cm"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>
        <style:tab-stops>
          <style:tab-stop style:position="1.062cm"/>
          <style:tab-stop style:position="2.311cm"/>
          <style:tab-stop style:position="3.558cm"/>
          <style:tab-stop style:position="4.807cm"/>
          <style:tab-stop style:position="6.054cm"/>
          <style:tab-stop style:position="7.303cm"/>
          <style:tab-stop style:position="8.55cm"/>
          <style:tab-stop style:position="9.798cm"/>
          <style:tab-stop style:position="11.045cm"/>
          <style:tab-stop style:position="12.294cm"/>
          <style:tab-stop style:position="13.541cm"/>
          <style:tab-stop style:position="14.79cm"/>
          <style:tab-stop style:position="16.037cm"/>
          <style:tab-stop style:position="17.286cm"/>
          <style:tab-stop style:position="18.533cm"/>
          <style:tab-stop style:position="19.782cm"/>
          <style:tab-stop style:position="21.029cm"/>
          <style:tab-stop style:position="22.276cm"/>
          <style:tab-stop style:position="23.525cm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style:contextual-spacing="false" style:line-height-at-least="5.165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Osaka" fo:font-family="Osaka" style:font-pitch="variable" fo:font-size="40pt" fo:font-style="normal" fo:text-shadow="none" style:text-underline-style="none" fo:font-weight="normal" style:letter-kerning="true" style:font-name-asian="Osaka" style:font-family-asian="Osaka" style:font-pitch-asian="variable" style:font-size-asian="40pt" style:font-style-asian="normal" style:font-weight-asian="normal" style:font-name-complex="Osaka" style:font-family-complex="Osaka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.194cm" fo:margin-right="0cm" fo:margin-top="0.282cm" fo:margin-bottom="0cm" style:contextual-spacing="false" style:line-height-at-least="4.138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053cm"/>
          <style:tab-stop style:position="2.302cm"/>
          <style:tab-stop style:position="3.549cm"/>
          <style:tab-stop style:position="4.798cm"/>
          <style:tab-stop style:position="6.045cm"/>
          <style:tab-stop style:position="7.294cm"/>
          <style:tab-stop style:position="8.541cm"/>
          <style:tab-stop style:position="9.79cm"/>
          <style:tab-stop style:position="11.037cm"/>
          <style:tab-stop style:position="12.285cm"/>
          <style:tab-stop style:position="13.533cm"/>
          <style:tab-stop style:position="14.781cm"/>
          <style:tab-stop style:position="16.028cm"/>
          <style:tab-stop style:position="17.277cm"/>
          <style:tab-stop style:position="18.524cm"/>
          <style:tab-stop style:position="19.773cm"/>
          <style:tab-stop style:position="21.02cm"/>
          <style:tab-stop style:position="22.269cm"/>
          <style:tab-stop style:position="23.516cm"/>
          <style:tab-stop style:position="24.765cm"/>
        </style:tab-stops>
      </style:paragraph-properties>
      <style:text-properties fo:color="#ffffff" style:text-outline="false" style:text-line-through-style="none" style:text-line-through-type="none" style:font-name="Osaka" fo:font-family="Osaka" style:font-pitch="variable" fo:font-size="32pt" fo:font-style="normal" fo:text-shadow="none" style:text-underline-style="none" fo:font-weight="normal" style:letter-kerning="true" style:font-name-asian="Osaka" style:font-family-asian="Osaka" style:font-pitch-asian="variable" style:font-size-asian="32pt" style:font-style-asian="normal" style:font-weight-asian="normal" style:font-name-complex="Osaka" style:font-family-complex="Osaka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letter-kerning="true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Título2_7e_LT_7e_Gliederung_20_1" style:display-name="Título2~LT~Gliederung 1" style:family="paragraph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Título2_7e_LT_7e_Gliederung_20_2" style:display-name="Título2~LT~Gliederung 2" style:family="paragraph" style:parent-style-name="Título2_7e_LT_7e_Gliederung_20_1">
      <style:paragraph-properties fo:margin-top="0.194cm" fo:margin-bottom="0cm" style:contextual-spacing="false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Título2_7e_LT_7e_Gliederung_20_3" style:display-name="Título2~LT~Gliederung 3" style:family="paragraph" style:parent-style-name="Título2_7e_LT_7e_Gliederung_20_2">
      <style:paragraph-properties fo:margin-top="0.176cm" fo:margin-bottom="0cm" style:contextual-spacing="false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Título2_7e_LT_7e_Gliederung_20_4" style:display-name="Título2~LT~Gliederung 4" style:family="paragraph" style:parent-style-name="Título2_7e_LT_7e_Gliederung_20_3">
      <style:paragraph-properties fo:margin-top="0.141cm" fo:margin-bottom="0cm" style:contextual-spacing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Título2_7e_LT_7e_Gliederung_20_5" style:display-name="Título2~LT~Gliederung 5" style:family="paragraph" style:parent-style-name="Título2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Título2_7e_LT_7e_Gliederung_20_6" style:display-name="Título2~LT~Gliederung 6" style:family="paragraph" style:parent-style-name="Título2_7e_LT_7e_Gliederung_20_5"/>
    <style:style style:name="Título2_7e_LT_7e_Gliederung_20_7" style:display-name="Título2~LT~Gliederung 7" style:family="paragraph" style:parent-style-name="Título2_7e_LT_7e_Gliederung_20_6"/>
    <style:style style:name="Título2_7e_LT_7e_Gliederung_20_8" style:display-name="Título2~LT~Gliederung 8" style:family="paragraph" style:parent-style-name="Título2_7e_LT_7e_Gliederung_20_7"/>
    <style:style style:name="Título2_7e_LT_7e_Gliederung_20_9" style:display-name="Título2~LT~Gliederung 9" style:family="paragraph" style:parent-style-name="Título2_7e_LT_7e_Gliederung_20_8"/>
    <style:style style:name="Título2_7e_LT_7e_Titel" style:display-name="Título2~LT~Titel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ebddc3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ítulo2_7e_LT_7e_Untertitel" style:display-name="Título2~LT~Untertitel" style:family="paragraph">
      <style:paragraph-properties fo:margin-left="0cm" fo:margin-right="0cm" fo:margin-top="0.245cm" fo:margin-bottom="0cm" style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Título2_7e_LT_7e_Notizen" style:display-name="Título2~LT~Notizen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letter-kerning="true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2_7e_LT_7e_Hintergrundobjekte" style:display-name="Título2~LT~Hintergrundobjekte" style:family="paragraph">
      <style:paragraph-properties style:text-autospace="none"/>
      <style:text-properties style:letter-kerning="true"/>
    </style:style>
    <style:style style:name="Título2_7e_LT_7e_Hintergrund" style:display-name="Título2~LT~Hintergrund" style:family="paragraph">
      <style:paragraph-properties fo:text-align="center" style:justify-single-word="false" style:text-autospace="none"/>
    </style:style>
    <style:style style:name="Título3_7e_LT_7e_Gliederung_20_1" style:display-name="Título3~LT~Gliederung 1" style:family="paragraph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Título3_7e_LT_7e_Gliederung_20_2" style:display-name="Título3~LT~Gliederung 2" style:family="paragraph" style:parent-style-name="Título3_7e_LT_7e_Gliederung_20_1">
      <style:paragraph-properties fo:margin-top="0.194cm" fo:margin-bottom="0cm" style:contextual-spacing="false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Título3_7e_LT_7e_Gliederung_20_3" style:display-name="Título3~LT~Gliederung 3" style:family="paragraph" style:parent-style-name="Título3_7e_LT_7e_Gliederung_20_2">
      <style:paragraph-properties fo:margin-top="0.176cm" fo:margin-bottom="0cm" style:contextual-spacing="false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Título3_7e_LT_7e_Gliederung_20_4" style:display-name="Título3~LT~Gliederung 4" style:family="paragraph" style:parent-style-name="Título3_7e_LT_7e_Gliederung_20_3">
      <style:paragraph-properties fo:margin-top="0.141cm" fo:margin-bottom="0cm" style:contextual-spacing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Título3_7e_LT_7e_Gliederung_20_5" style:display-name="Título3~LT~Gliederung 5" style:family="paragraph" style:parent-style-name="Título3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Título3_7e_LT_7e_Gliederung_20_6" style:display-name="Título3~LT~Gliederung 6" style:family="paragraph" style:parent-style-name="Título3_7e_LT_7e_Gliederung_20_5"/>
    <style:style style:name="Título3_7e_LT_7e_Gliederung_20_7" style:display-name="Título3~LT~Gliederung 7" style:family="paragraph" style:parent-style-name="Título3_7e_LT_7e_Gliederung_20_6"/>
    <style:style style:name="Título3_7e_LT_7e_Gliederung_20_8" style:display-name="Título3~LT~Gliederung 8" style:family="paragraph" style:parent-style-name="Título3_7e_LT_7e_Gliederung_20_7"/>
    <style:style style:name="Título3_7e_LT_7e_Gliederung_20_9" style:display-name="Título3~LT~Gliederung 9" style:family="paragraph" style:parent-style-name="Título3_7e_LT_7e_Gliederung_20_8"/>
    <style:style style:name="Título3_7e_LT_7e_Titel" style:display-name="Título3~LT~Titel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75f55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ítulo3_7e_LT_7e_Untertitel" style:display-name="Título3~LT~Untertitel" style:family="paragraph">
      <style:paragraph-properties fo:margin-left="0cm" fo:margin-right="0cm" fo:margin-top="0.245cm" fo:margin-bottom="0cm" style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Título3_7e_LT_7e_Notizen" style:display-name="Título3~LT~Notizen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letter-kerning="true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3_7e_LT_7e_Hintergrundobjekte" style:display-name="Título3~LT~Hintergrundobjekte" style:family="paragraph">
      <style:paragraph-properties style:text-autospace="none"/>
      <style:text-properties style:letter-kerning="true"/>
    </style:style>
    <style:style style:name="Título3_7e_LT_7e_Hintergrund" style:display-name="Título3~LT~Hintergrund" style:family="paragraph">
      <style:paragraph-properties fo:text-align="center" style:justify-single-word="false" style:text-autospace="none"/>
    </style:style>
    <style:style style:name="Codigo" style:family="paragraph" style:parent-style-name="Text_20_body">
      <style:paragraph-properties fo:margin-left="1.499cm" fo:margin-right="0cm" fo:text-align="start" style:justify-single-word="false" fo:text-indent="0cm" style:auto-text-indent="false"/>
      <style:text-properties style:font-name="Courier New" fo:font-family="'Courier New'" style:font-family-generic="modern" fo:font-size="9pt" style:font-size-asian="9pt"/>
    </style:style>
    <style:style style:name="Numbering_20_Symbols" style:display-name="Numbering Symbols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strucción" style:family="text">
      <style:text-properties style:font-name="Courier New1" fo:font-family="'Courier New'" style:font-family-generic="modern" style:font-pitch="fixed" fo:font-size="12pt" style:language-asian="en" style:country-asian="US" style:font-name-complex="Courier New1" style:font-family-complex="'Courier New'" style:font-family-generic-complex="modern" style:font-pitch-complex="fixed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635cm"/>
      </text:list-level-style-number>
      <text:list-level-style-number text:level="2" text:style-name="RTF_5f_Num_20_2_20_2" style:num-suffix="." style:num-format="1">
        <style:list-level-properties text:space-before="0.635cm" text:min-label-width="0.635cm"/>
      </text:list-level-style-number>
      <text:list-level-style-number text:level="3" text:style-name="RTF_5f_Num_20_2_20_3" style:num-suffix="." style:num-format="1">
        <style:list-level-properties text:space-before="1.27cm" text:min-label-width="0.635cm"/>
      </text:list-level-style-number>
      <text:list-level-style-number text:level="4" text:style-name="RTF_5f_Num_20_2_20_4" style:num-suffix="." style:num-format="1">
        <style:list-level-properties text:space-before="1.905cm" text:min-label-width="0.635cm"/>
      </text:list-level-style-number>
      <text:list-level-style-number text:level="5" text:style-name="RTF_5f_Num_20_2_20_5" style:num-suffix="." style:num-format="1">
        <style:list-level-properties text:space-before="2.54cm" text:min-label-width="0.635cm"/>
      </text:list-level-style-number>
      <text:list-level-style-number text:level="6" text:style-name="RTF_5f_Num_20_2_20_6" style:num-suffix="." style:num-format="1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1">
        <style:list-level-properties text:space-before="4.445cm" text:min-label-width="0.635cm"/>
      </text:list-level-style-number>
      <text:list-level-style-number text:level="9" text:style-name="RTF_5f_Num_20_2_20_9" style:num-suffix="." style:num-format="1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7.717cm" style:rel-column-width="29751*"/>
    </style:style>
    <style:style style:name="Tabla4.B" style:family="table-column">
      <style:table-column-properties style:column-width="9.283cm" style:rel-column-width="35784*"/>
    </style:style>
    <style:style style:name="Tabla4.A1" style:family="table-cell">
      <style:table-cell-properties fo:padding="0.097cm" fo:border="none"/>
    </style:style>
    <style:style style:name="MP1" style:family="paragraph" style:parent-style-name="Standard">
      <style:text-properties style:font-name="Verdana" fo:font-size="10pt" fo:language="es" fo:country="AR" officeooo:rsid="0011a2fd" officeooo:paragraph-rsid="0011a2fd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style:font-name="Verdana" fo:font-size="10pt" fo:language="es" fo:country="AR" style:font-size-asian="10pt" style:font-size-complex="10pt"/>
    </style:style>
    <style:style style:name="MP3" style:family="paragraph" style:parent-style-name="Standard">
      <style:text-properties style:font-name="Verdana" fo:font-size="10pt" fo:language="es" fo:country="AR" officeooo:paragraph-rsid="0007c5c5" style:font-size-asian="10pt" style:font-size-complex="10pt"/>
    </style:style>
    <style:style style:name="MP4" style:family="paragraph" style:parent-style-name="Standard">
      <style:text-properties style:font-name="Verdana" fo:font-size="10pt" fo:language="es" fo:country="AR" officeooo:rsid="0007c5c5" officeooo:paragraph-rsid="0007c5c5" style:font-size-asian="10pt" style:font-size-complex="10pt"/>
    </style:style>
    <style:style style:name="MP5" style:family="paragraph" style:parent-style-name="Standard">
      <style:text-properties style:font-name="Verdana" fo:language="es" fo:country="AR"/>
    </style:style>
    <style:style style:name="MP6" style:family="paragraph" style:parent-style-name="Footer">
      <style:text-properties fo:language="es" fo:country="AR"/>
    </style:style>
    <style:style style:name="MP7" style:family="paragraph" style:parent-style-name="Header">
      <style:text-properties fo:language="es" fo:country="A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Algoritmos de Ordenamiento</text:p>
            </table:table-cell>
            <table:table-cell table:style-name="Tabla4.A1" office:value-type="string">
              <text:p text:style-name="MP2">Plataforma Educativa</text:p>
            </table:table-cell>
          </table:table-row>
          <table:table-row>
            <table:table-cell table:style-name="Tabla4.A1" office:value-type="string">
              <text:p text:style-name="MP3">Enunciado</text:p>
            </table:table-cell>
            <table:table-cell table:style-name="Tabla4.A1" office:value-type="string">
              <text:p text:style-name="MP2">Batalla Espacial 2.0</text:p>
            </table:table-cell>
          </table:table-row>
          <table:table-row>
            <table:table-cell table:style-name="Tabla4.A1" office:value-type="string">
              <text:p text:style-name="MP4"/>
            </table:table-cell>
            <table:table-cell table:style-name="Tabla4.A1" office:value-type="string">
              <text:p text:style-name="MP2"/>
            </table:table-cell>
          </table:table-row>
        </table:table>
        <text:p text:style-name="MP5"/>
      </style:header>
      <style:footer>
        <text:p text:style-name="MP6"><text:page-number text:select-page="current">1</text:page-number> de <text:page-count>1</text:page-count></text:p>
      </style:footer>
    </style:master-page>
    <style:master-page style:name="HTML" style:page-layout-name="Mpm2">
      <style:header>
        <text:p text:style-name="MP7"/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Diego Fontdevila</meta:initial-creator>
    <meta:creation-date>2008-03-30T10:56:11</meta:creation-date>
    <dc:date>2015-03-24T19:25:49.476673023</dc:date>
    <meta:editing-cycles>111</meta:editing-cycles>
    <meta:editing-duration>PT22H29M40S</meta:editing-duration>
    <meta:document-statistic meta:table-count="1" meta:image-count="0" meta:object-count="0" meta:page-count="1" meta:paragraph-count="20" meta:word-count="192" meta:character-count="1375" meta:non-whitespace-character-count="1203"/>
    <meta:user-defined meta:name="Info 1"/>
    <meta:user-defined meta:name="Info 2"/>
    <meta:user-defined meta:name="Info 3"/>
    <meta:user-defined meta:name="Info 4"/>
  </office:meta>
</office:document-meta>
</file>